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045" officeooo:paragraph-rsid="000bb045"/>
    </style:style>
    <style:style style:name="P2" style:family="paragraph" style:parent-style-name="Standard">
      <style:text-properties fo:color="#ce181e" officeooo:rsid="0059cd1b" officeooo:paragraph-rsid="000cde99" fo:background-color="transparent"/>
    </style:style>
    <style:style style:name="P3" style:family="paragraph" style:parent-style-name="Standard">
      <style:text-properties fo:color="#ce181e" officeooo:rsid="0059cd1b" officeooo:paragraph-rsid="001571e7" fo:background-color="transparent"/>
    </style:style>
    <style:style style:name="T1" style:family="text">
      <style:text-properties officeooo:rsid="00930b87" fo:background-color="#ffffff" loext:char-shading-value="0"/>
    </style:style>
    <style:style style:name="T2" style:family="text">
      <style:text-properties officeooo:rsid="000cde99" fo:background-color="#ffffff" loext:char-shading-value="0"/>
    </style:style>
    <style:style style:name="T3" style:family="text">
      <style:text-properties officeooo:rsid="00173732" fo:background-color="#ffffff" loext:char-shading-value="0"/>
    </style:style>
    <style:style style:name="T4" style:family="text">
      <style:text-properties fo:color="#000000" officeooo:rsid="000cde99" fo:background-color="#ffffff" loext:char-shading-value="0"/>
    </style:style>
    <style:style style:name="T5" style:family="text">
      <style:text-properties fo:color="#000000" officeooo:rsid="00930b87" fo:background-color="#ffffff" loext:char-shading-value="0"/>
    </style:style>
    <style:style style:name="T6" style:family="text">
      <style:text-properties fo:color="#000000" officeooo:rsid="000d13a9" fo:background-color="#ffffff" loext:char-shading-value="0"/>
    </style:style>
    <style:style style:name="T7" style:family="text">
      <style:text-properties fo:color="#000000" officeooo:rsid="000e7d49" fo:background-color="#ffffff" loext:char-shading-value="0"/>
    </style:style>
    <style:style style:name="T8" style:family="text">
      <style:text-properties fo:color="#000000" officeooo:rsid="000fb398" fo:background-color="#ffffff" loext:char-shading-value="0"/>
    </style:style>
    <style:style style:name="T9" style:family="text">
      <style:text-properties fo:color="#000000" officeooo:rsid="00117b3b" fo:background-color="#ffffff" loext:char-shading-value="0"/>
    </style:style>
    <style:style style:name="T10" style:family="text">
      <style:text-properties fo:color="#000000" officeooo:rsid="00133c18" fo:background-color="#ffffff" loext:char-shading-value="0"/>
    </style:style>
    <style:style style:name="T11" style:family="text">
      <style:text-properties fo:color="#000000" officeooo:rsid="0014b71c" fo:background-color="#ffffff" loext:char-shading-value="0"/>
    </style:style>
    <style:style style:name="T12" style:family="text">
      <style:text-properties fo:color="#000000" officeooo:rsid="00173732" fo:background-color="#ffffff" loext:char-shading-value="0"/>
    </style:style>
    <style:style style:name="T13" style:family="text">
      <style:text-properties fo:color="#000000" officeooo:rsid="0018ef36" fo:background-color="#ffffff" loext:char-shading-value="0"/>
    </style:style>
    <style:style style:name="T14" style:family="text">
      <style:text-properties fo:color="#000000" officeooo:rsid="00198574" fo:background-color="#ffffff" loext:char-shading-value="0"/>
    </style:style>
    <style:style style:name="T15" style:family="text">
      <style:text-properties fo:color="#000000" officeooo:rsid="0019def9" fo:background-color="#ffffff" loext:char-shading-value="0"/>
    </style:style>
    <style:style style:name="T16" style:family="text">
      <style:text-properties fo:color="#000000" officeooo:rsid="001b3703" fo:background-color="#ffffff" loext:char-shading-value="0"/>
    </style:style>
    <style:style style:name="T17" style:family="text">
      <style:text-properties fo:color="#000000" officeooo:rsid="0014b71c"/>
    </style:style>
    <style:style style:name="T18" style:family="text">
      <style:text-properties fo:color="#000000" officeooo:rsid="00930b87"/>
    </style:style>
    <style:style style:name="T19" style:family="text">
      <style:text-properties fo:color="#000000" officeooo:rsid="0014b71c" fo:background-color="#fff200" loext:char-shading-value="0"/>
    </style:style>
    <style:style style:name="T20" style:family="text">
      <style:text-properties fo:color="#000000" officeooo:rsid="0014b71c" fo:background-color="#fff200" loext:char-shading-value="0"/>
    </style:style>
    <style:style style:name="T21" style:family="text">
      <style:text-properties fo:color="#000000" officeooo:rsid="00930b87" fo:background-color="#fff200" loext:char-shading-value="0"/>
    </style:style>
    <style:style style:name="T22" style:family="text">
      <style:text-properties fo:color="#000000" officeooo:rsid="00930b87" fo:background-color="#fff200" loext:char-shading-value="0"/>
    </style:style>
    <style:style style:name="T23" style:family="text">
      <style:text-properties fo:color="#000000" officeooo:rsid="00198574" fo:background-color="#fff200" loext:char-shading-value="0"/>
    </style:style>
    <style:style style:name="T24" style:family="text">
      <style:text-properties fo:color="#000000" officeooo:rsid="00198574" fo:background-color="#fff200" loext:char-shading-value="0"/>
    </style:style>
    <style:style style:name="T25" style:family="text">
      <style:text-properties fo:color="#000000" officeooo:rsid="0019def9" fo:background-color="#fff200" loext:char-shading-value="0"/>
    </style:style>
    <style:style style:name="T26" style:family="text">
      <style:text-properties fo:color="#000000" officeooo:rsid="0019def9" fo:background-color="#fff200" loext:char-shading-value="0"/>
    </style:style>
    <style:style style:name="T27" style:family="text">
      <style:text-properties fo:color="#000000" officeooo:rsid="00198574" fo:background-color="#ffffff"/>
    </style:style>
    <style:style style:name="T28" style:family="text">
      <style:text-properties fo:color="#000000" officeooo:rsid="0019def9" fo:background-color="#ffffff"/>
    </style:style>
    <style:style style:name="T29" style:family="text">
      <style:text-properties fo:color="#ed1c24" officeooo:rsid="0018ef36" fo:background-color="#ffffff" loext:char-shading-value="0"/>
    </style:style>
    <style:style style:name="T30" style:family="text">
      <style:text-properties fo:color="#ed1c24" officeooo:rsid="00198574" fo:background-color="#ffffff"/>
    </style:style>
    <style:style style:name="T31" style:family="text">
      <style:text-properties fo:color="#ed1c24" officeooo:rsid="0019def9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a terminal</text:p>
      <text:p text:style-name="Standard">$ ./ganache-2.4.0-linux-x86_64.AppImage</text:p>
      <text:p text:style-name="Standard">23:16:37.996 › Checking for update</text:p>
      <text:p text:style-name="Standard">23:16:39.782 › Found version 2.5.4 (url: ganache-2.5.4-linux-x86_64.AppImage)</text:p>
      <text:p text:style-name="Standard">listen to truffle</text:p>
      <text:p text:style-name="Standard"/>
      <text:p text:style-name="Standard"/>
      <text:p text:style-name="P1">start another terminal for starting truffle console</text:p>
      <text:p text:style-name="P1"/>
      <text:p text:style-name="P1">$ cd 'Truffle programs'</text:p>
      <text:p text:style-name="P1">@lc2530hz:~/Truffle programs$ cd justdev2</text:p>
      <text:p text:style-name="P1">lc2530hz:~/Truffle programs/justdev2$ </text:p>
      <text:p text:style-name="P1"/>
      <text:p text:style-name="P1">s$ cd justdev2</text:p>
      <text:p text:style-name="P1">zulfi@lc2530hz:~/Truffle programs/justdev2$ truffle console</text:p>
      <text:p text:style-name="P1">Could not find suitable configuration file.</text:p>
      <text:p text:style-name="P1">Truffle v5.1.43 (core: 5.1.43)</text:p>
      <text:p text:style-name="P1">Node v10.22.0</text:p>
      <text:p text:style-name="P1">zulfi@lc2530hz:~/Truffle programs/justdev2$ cd reentrancy</text:p>
      <text:p text:style-name="P1">zulfi@lc2530hz:~/Truffle programs/justdev2/reentrancy$ truffle console</text:p>
      <text:p text:style-name="P1"/>
      <text:p text:style-name="P1">1) truffle(development)&gt; accounts = await web3.eth.getAccounts()</text:p>
      <text:p text:style-name="P1">2) truffle(development)&gt; accounts</text:p>
      <text:p text:style-name="P1">[ '0x2b8fd9FCaf60A5b1cea3806B14722f25D0EBDFf8',</text:p>
      <text:p text:style-name="P1"><text:s text:c="2"/>'0x466ebB5718b12573bdAF2a9fe35B7358bb28a0AE',</text:p>
      <text:p text:style-name="P1"><text:s text:c="2"/>10 accounts displayed</text:p>
      <text:p text:style-name="P1">3)truffle(development)&gt; acc1 = accounts[0]</text:p>
      <text:p text:style-name="P1">'0x2b8fd9FCaf60A5b1cea3806B14722f25D0EBDFf8'</text:p>
      <text:p text:style-name="P2"><text:span text:style-name="Source_20_Text"><text:span text:style-name="T4">4)</text:span></text:span><text:span text:style-name="Source_20_Text"><text:span text:style-name="T5">truffle(development)&gt; balance1 = await web3.eth.getBalance(acc1)</text:span></text:span></text:p>
      <text:p text:style-name="P2"><text:span text:style-name="Source_20_Text"><text:span text:style-name="T5">undefined</text:span></text:span></text:p>
      <text:p text:style-name="P2"><text:span text:style-name="Source_20_Text"><text:span text:style-name="T6">5)</text:span></text:span><text:span text:style-name="Source_20_Text"><text:span text:style-name="T5">truffle(development)&gt; web3.utils.fromWei(balance1, "ether")</text:span></text:span></text:p>
      <text:p text:style-name="P2"><text:span text:style-name="Source_20_Text"><text:span text:style-name="T5">'88.99915744'</text:span></text:span></text:p>
      <text:p text:style-name="P2"><text:span text:style-name="Source_20_Text"><text:span text:style-name="T6">6)</text:span></text:span><text:span text:style-name="Source_20_Text"><text:span text:style-name="T5">truffle(development)&gt; Victim.deployed().then(contract=&gt;victim = contract); "testing"</text:span></text:span></text:p>
      <text:p text:style-name="P2"><text:span text:style-name="Source_20_Text"><text:span text:style-name="T5">'testing'</text:span></text:span></text:p>
      <text:p text:style-name="P2"><text:span text:style-name="Source_20_Text"><text:span text:style-name="T6">7)</text:span></text:span><text:span text:style-name="Source_20_Text"><text:span text:style-name="T5">truffle(development)&gt; balance2 = await web3.eth.getBalance(victim.address)</text:span></text:span></text:p>
      <text:p text:style-name="P2"><text:span text:style-name="Source_20_Text"><text:span text:style-name="T5">undefined</text:span></text:span></text:p>
      <text:p text:style-name="P2"><text:span text:style-name="Source_20_Text"><text:span text:style-name="T6">8)</text:span></text:span><text:span text:style-name="Source_20_Text"><text:span text:style-name="T5">truffle(development)&gt; web3.utils.fromWei(balance2, "ether")</text:span></text:span></text:p>
      <text:p text:style-name="P2"><text:span text:style-name="Source_20_Text"><text:span text:style-name="T5">'11'</text:span></text:span></text:p>
      <text:p text:style-name="P2"><text:span text:style-name="Source_20_Text"><text:span text:style-name="T7">9)</text:span></text:span><text:span text:style-name="Source_20_Text"><text:span text:style-name="T5">truffle(development)&gt; options = { from: acc1, to : victim.address, value: web3.utils.toWei('11', 'ether')}</text:span></text:span></text:p>
      <text:p text:style-name="P2"><text:span text:style-name="Source_20_Text"><text:span text:style-name="T5">{ from: '0x2b8fd9FCaf60A5b1cea3806B14722f25D0EBDFf8',</text:span></text:span></text:p>
      <text:p text:style-name="P2"><text:span text:style-name="Source_20_Text"><text:span text:style-name="T5"><text:s text:c="2"/>to: '0xB5b35A50962598682B09c5d13DcCe6db2017F7b6',</text:span></text:span></text:p>
      <text:p text:style-name="P2"><text:span text:style-name="Source_20_Text"><text:span text:style-name="T5"><text:s text:c="2"/>value: '11000000000000000000' }</text:span></text:span></text:p>
      <text:p text:style-name="P2"><text:span text:style-name="Source_20_Text"><text:span text:style-name="T8">10)</text:span></text:span><text:span text:style-name="Source_20_Text"><text:span text:style-name="T5">truffle(development)&gt; victim.deposit.sendTransaction(options)</text:span></text:span></text:p>
      <text:p text:style-name="P2"><text:span text:style-name="Source_20_Text"><text:span text:style-name="T5">{ tx:</text:span></text:span></text:p>
      <text:p text:style-name="P2"><text:span text:style-name="Source_20_Text"><text:span text:style-name="T5"><text:s text:c="3"/>'0x70b65c01a06fbd270d558ead395bedde73bd877421f51037ed3f7d795ddcd148',</text:span></text:span></text:p>
      <text:p text:style-name="P2"><text:soft-page-break/><text:span text:style-name="Source_20_Text"><text:span text:style-name="T5"><text:s text:c="2"/>receipt:</text:span></text:span></text:p>
      <text:p text:style-name="P2"><text:span text:style-name="Source_20_Text"><text:span text:style-name="T5"/></text:span></text:p>
      <text:p text:style-name="P2"><text:span text:style-name="Source_20_Text"><text:span text:style-name="T9">11)</text:span></text:span><text:span text:style-name="Source_20_Text"><text:span text:style-name="T5">truffle(development)&gt; balance2 = await web3.eth.getBalance(victim.address)</text:span></text:span></text:p>
      <text:p text:style-name="P2"><text:span text:style-name="Source_20_Text"><text:span text:style-name="T10">12)</text:span></text:span><text:span text:style-name="Source_20_Text"><text:span text:style-name="T5">truffle(development)&gt; web3.utils.fromWei(balance2, "ether")</text:span></text:span></text:p>
      <text:p text:style-name="P2"><text:span text:style-name="Source_20_Text"><text:span text:style-name="T5">'22'</text:span></text:span></text:p>
      <text:p text:style-name="P2"><text:span text:style-name="Source_20_Text"><text:span text:style-name="T10">13)</text:span></text:span><text:span text:style-name="Source_20_Text"><text:span text:style-name="T5">truffle(development)&gt; balance1 = await web3.eth.getBalance(acc1)</text:span></text:span></text:p>
      <text:p text:style-name="P2"><text:span text:style-name="Source_20_Text"><text:span text:style-name="T5">undefined</text:span></text:span></text:p>
      <text:p text:style-name="P2"><text:span text:style-name="Source_20_Text"><text:span text:style-name="T10">14)</text:span></text:span><text:span text:style-name="Source_20_Text"><text:span text:style-name="T5">truffle(development)&gt; web3.utils.fromWei(balance1, "ether")</text:span></text:span></text:p>
      <text:p text:style-name="P2"><text:span text:style-name="Source_20_Text"><text:span text:style-name="T5">'77.99873616'</text:span></text:span></text:p>
      <text:p text:style-name="P2"><text:span text:style-name="Source_20_Text"><text:span text:style-name="T11">15)</text:span></text:span><text:span text:style-name="Source_20_Text"><text:span text:style-name="T5">truffle(development)&gt; Attacker.deployed().then(contract =&gt; attacker = contract); "Testing Attacker"</text:span></text:span></text:p>
      <text:p text:style-name="P2"><text:span text:style-name="Source_20_Text"><text:span text:style-name="T5">'Testing Attacker'</text:span></text:span></text:p>
      <text:p text:style-name="P2"><text:span text:style-name="Source_20_Text"><text:span text:style-name="T11">16)</text:span></text:span><text:span text:style-name="Source_20_Text"><text:span text:style-name="T5">truffle(development)&gt; balance3 = await web3.eth.getBalance(attacker.address)</text:span></text:span></text:p>
      <text:p text:style-name="P2"><text:span text:style-name="Source_20_Text"><text:span text:style-name="T5">undefined</text:span></text:span></text:p>
      <text:p text:style-name="P2"><text:span text:style-name="Source_20_Text"><text:span text:style-name="T20">17)</text:span></text:span><text:span text:style-name="Source_20_Text"><text:span text:style-name="T22">truffle(development)&gt; web3.utils.fromWei(balance3, "ether")</text:span></text:span></text:p>
      <text:p text:style-name="P2"><text:span text:style-name="Source_20_Text"><text:span text:style-name="T22">'0'</text:span></text:span></text:p>
      <text:p text:style-name="P3"><text:span text:style-name="Source_20_Text"><text:span text:style-name="T12">18)</text:span></text:span><text:span text:style-name="Source_20_Text"><text:span text:style-name="T5">truffle(development)&gt; attacker.attack()</text:span></text:span></text:p>
      <text:p text:style-name="P3"><text:span text:style-name="Source_20_Text"><text:span text:style-name="T5">{ tx:</text:span></text:span></text:p>
      <text:p text:style-name="P3"><text:span text:style-name="Source_20_Text"><text:span text:style-name="T14">19)</text:span></text:span><text:span text:style-name="Source_20_Text"><text:span text:style-name="T5">truffle(development)&gt; balance3 = await web3.eth.getBalance(attacker.address)</text:span></text:span></text:p>
      <text:p text:style-name="P3"><text:span text:style-name="Source_20_Text"><text:span text:style-name="T5">undefined</text:span></text:span></text:p>
      <text:p text:style-name="P3"><text:span text:style-name="Source_20_Text"><text:span text:style-name="T14">20)</text:span></text:span><text:span text:style-name="Source_20_Text"><text:span text:style-name="T5">truffle(development)&gt; web3.utils.fromWei(balance3, "ether")</text:span></text:span></text:p>
      <text:p text:style-name="P3"><text:span text:style-name="Source_20_Text"><text:span text:style-name="T5">'0' </text:span></text:span><text:span text:style-name="Source_20_Text"><text:span text:style-name="T29">(still Zero)</text:span></text:span></text:p>
      <text:p text:style-name="P3"><text:span text:style-name="Source_20_Text"><text:span text:style-name="T16">21)</text:span></text:span><text:span text:style-name="Source_20_Text"><text:span text:style-name="T13">truffle(development)&gt; balance2 = await web3.eth.getBalance(victim.address)</text:span></text:span></text:p>
      <text:p text:style-name="P3"><text:span text:style-name="Source_20_Text"><text:span text:style-name="T13">undefined</text:span></text:span></text:p>
      <text:p text:style-name="P3"><text:span text:style-name="Source_20_Text"><text:span text:style-name="T16">22)</text:span></text:span><text:span text:style-name="Source_20_Text"><text:span text:style-name="T13">truffle(development)&gt; web3.utils.fromWei(balance2, "ether")</text:span></text:span></text:p>
      <text:p text:style-name="P3"><text:span text:style-name="Source_20_Text"><text:span text:style-name="T13">'22' </text:span></text:span><text:span text:style-name="Source_20_Text"><text:span text:style-name="T30">(no change in victim’s amount, still same </text:span></text:span><text:span text:style-name="Source_20_Text"><text:span text:style-name="T31">as before attack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23:17:26.857504355</meta:creation-date>
    <dc:date>2021-01-01T23:53:23.385148499</dc:date>
    <meta:editing-duration>PT28M51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11" meta:character-count="2700" meta:non-whitespace-character-count="2539"/>
  </office:meta>
</office:document-meta>
</file>